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5535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984in"/>
    </style:style>
    <style:style style:name="co8" style:family="table-column">
      <style:table-column-properties fo:break-before="auto" style:column-width="0.3764in"/>
    </style:style>
    <style:style style:name="co9" style:family="table-column">
      <style:table-column-properties fo:break-before="auto" style:column-width="0.2965in"/>
    </style:style>
    <style:style style:name="co10" style:family="table-column">
      <style:table-column-properties fo:break-before="auto" style:column-width="0.9827in"/>
    </style:style>
    <style:style style:name="co11" style:family="table-column">
      <style:table-column-properties fo:break-before="auto" style:column-width="0.7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" table:default-cell-style-name="Default"/>
        <table:table-row table:style-name="ro1">
          <table:table-cell office:value-type="string">
            <text:p>Dataset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  <table:table-cell office:value-type="string">
            <text:p>PC</text:p>
          </table:table-cell>
          <table:table-cell office:value-type="string">
            <text:p>F-HSIC</text:p>
          </table:table-cell>
          <table:table-cell office:value-type="string">
            <text:p>F-LSMI</text:p>
          </table:table-cell>
          <table:table-cell office:value-type="string">
            <text:p>L_1-HSIC</text:p>
          </table:table-cell>
          <table:table-cell office:value-type="string">
            <text:p>L_1-LSMI</text:p>
          </table:table-cell>
          <table:table-cell office:value-type="string">
            <text:p>mRMR</text:p>
          </table:table-cell>
          <table:table-cell office:value-type="string">
            <text:p>QPFS</text:p>
          </table:table-cell>
          <table:table-cell office:value-type="string">
            <text:p>Lasso</text:p>
          </table:table-cell>
          <table:table-cell office:value-type="string">
            <text:p>Relief</text:p>
          </table:table-cell>
        </table:table-row>
        <table:table-row table:style-name="ro1">
          <table:table-cell office:value-type="string">
            <text:p>abalone (R)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0.73 (.04)</text:p>
          </table:table-cell>
          <table:table-cell office:value-type="string">
            <text:p>0.74 (.04)</text:p>
          </table:table-cell>
          <table:table-cell office:value-type="string">
            <text:p>0.70 (.05)</text:p>
          </table:table-cell>
          <table:table-cell office:value-type="string">
            <text:p>0.73 (.04)</text:p>
          </table:table-cell>
          <table:table-cell office:value-type="string">
            <text:p>0.70 (.05)</text:p>
          </table:table-cell>
          <table:table-cell office:value-type="string">
            <text:p>0.73 (.05)</text:p>
          </table:table-cell>
          <table:table-cell office:value-type="string">
            <text:p>0.75 (.04)</text:p>
          </table:table-cell>
          <table:table-cell office:value-type="string">
            <text:p>0.70 (.04)</text:p>
          </table:table-cell>
          <table:table-cell table:style-name="ce2" office:value-type="string">
            <text:p>0.69 (.04)</text:p>
          </table:table-cell>
        </table:table-row>
        <table:table-row table:style-name="ro1">
          <table:table-cell office:value-type="string">
            <text:p>bcancer (C2)</text:p>
          </table:table-cell>
          <table:table-cell office:value-type="float" office:value="9">
            <text:p>9</text:p>
          </table:table-cell>
          <table:table-cell office:value-type="float" office:value="277">
            <text:p>277</text:p>
          </table:table-cell>
          <table:table-cell office:value-type="float" office:value="4">
            <text:p>4</text:p>
          </table:table-cell>
          <table:table-cell office:value-type="string">
            <text:p>0.24 (.00)</text:p>
          </table:table-cell>
          <table:table-cell office:value-type="string">
            <text:p>0.24 (.00)</text:p>
          </table:table-cell>
          <table:table-cell office:value-type="string">
            <text:p>0.23 (.01)</text:p>
          </table:table-cell>
          <table:table-cell table:style-name="ce2" office:value-type="string">
            <text:p>0.23 (.00)</text:p>
          </table:table-cell>
          <table:table-cell table:style-name="ce2" office:value-type="string">
            <text:p>0.23 (.01)</text:p>
          </table:table-cell>
          <table:table-cell office:value-type="string">
            <text:p>0.25 (.00)</text:p>
          </table:table-cell>
          <table:table-cell office:value-type="string">
            <text:p>0.23 (.00)</text:p>
          </table:table-cell>
          <table:table-cell office:value-type="string">
            <text:p>0.24 (.00)</text:p>
          </table:table-cell>
          <table:table-cell office:value-type="string">
            <text:p>0.26 (.00)</text:p>
          </table:table-cell>
        </table:table-row>
        <table:table-row table:style-name="ro1">
          <table:table-cell office:value-type="string">
            <text:p>glass (C6)</text:p>
          </table:table-cell>
          <table:table-cell office:value-type="float" office:value="9">
            <text:p>9</text:p>
          </table:table-cell>
          <table:table-cell office:value-type="float" office:value="214">
            <text:p>214</text:p>
          </table:table-cell>
          <table:table-cell office:value-type="float" office:value="4">
            <text:p>4</text:p>
          </table:table-cell>
          <table:table-cell office:value-type="string">
            <text:p>0.29 (.00)</text:p>
          </table:table-cell>
          <table:table-cell table:style-name="ce2" office:value-type="string">
            <text:p>0.28 (.00)</text:p>
          </table:table-cell>
          <table:table-cell office:value-type="string">
            <text:p>0.30 (.01)</text:p>
          </table:table-cell>
          <table:table-cell office:value-type="string">
            <text:p>0.30 (.01)</text:p>
          </table:table-cell>
          <table:table-cell office:value-type="string">
            <text:p>0.30 (.01)</text:p>
          </table:table-cell>
          <table:table-cell office:value-type="string">
            <text:p>0.30 (.00)</text:p>
          </table:table-cell>
          <table:table-cell office:value-type="string">
            <text:p>0.29 (.00)</text:p>
          </table:table-cell>
          <table:table-cell office:value-type="string">
            <text:p>--</text:p>
          </table:table-cell>
          <table:table-cell office:value-type="string">
            <text:p>0.31 (.00)</text:p>
          </table:table-cell>
        </table:table-row>
        <table:table-row table:style-name="ro1">
          <table:table-cell office:value-type="string">
            <text:p>housing (R)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4.03 (.19)</text:p>
          </table:table-cell>
          <table:table-cell office:value-type="string">
            <text:p>4.14 (.20)</text:p>
          </table:table-cell>
          <table:table-cell office:value-type="string">
            <text:p>4.20 (.21)</text:p>
          </table:table-cell>
          <table:table-cell office:value-type="string">
            <text:p>3.95 (.20)</text:p>
          </table:table-cell>
          <table:table-cell table:style-name="ce2" office:value-type="string">
            <text:p>3.91 (.19)</text:p>
          </table:table-cell>
          <table:table-cell office:value-type="string">
            <text:p>3.97 (.20)</text:p>
          </table:table-cell>
          <table:table-cell office:value-type="string">
            <text:p>4.11 (.23)</text:p>
          </table:table-cell>
          <table:table-cell office:value-type="string">
            <text:p>4.14 (.27)</text:p>
          </table:table-cell>
          <table:table-cell office:value-type="string">
            <text:p>4.10 (.21)</text:p>
          </table:table-cell>
        </table:table-row>
        <table:table-row table:style-name="ro1">
          <table:table-cell office:value-type="string">
            <text:p>vowel (C11)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style-name="ce2" office:value-type="string">
            <text:p>0.20 (.02)</text:p>
          </table:table-cell>
          <table:table-cell office:value-type="string">
            <text:p>0.23 (.03)</text:p>
          </table:table-cell>
          <table:table-cell office:value-type="string">
            <text:p>0.24 (.03)</text:p>
          </table:table-cell>
          <table:table-cell office:value-type="string">
            <text:p>0.20 (.02)</text:p>
          </table:table-cell>
          <table:table-cell office:value-type="string">
            <text:p>0.21 (.02)</text:p>
          </table:table-cell>
          <table:table-cell table:style-name="ce2" office:value-type="string">
            <text:p>0.20 (.02)</text:p>
          </table:table-cell>
          <table:table-cell office:value-type="string">
            <text:p>0.20 (.02)</text:p>
          </table:table-cell>
          <table:table-cell office:value-type="string">
            <text:p>--</text:p>
          </table:table-cell>
          <table:table-cell office:value-type="string">
            <text:p>0.21 (.02)</text:p>
          </table:table-cell>
        </table:table-row>
        <table:table-row table:style-name="ro1">
          <table:table-cell office:value-type="string">
            <text:p>wine (C3)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string">
            <text:p>0.03 (.00)</text:p>
          </table:table-cell>
          <table:table-cell office:value-type="string">
            <text:p>0.03 (.00)</text:p>
          </table:table-cell>
          <table:table-cell table:style-name="ce2" office:value-type="string">
            <text:p>0.03 (.01)</text:p>
          </table:table-cell>
          <table:table-cell office:value-type="string">
            <text:p>0.03 (.01)</text:p>
          </table:table-cell>
          <table:table-cell table:style-name="ce2" office:value-type="string">
            <text:p>0.03 (.01)</text:p>
          </table:table-cell>
          <table:table-cell office:value-type="string">
            <text:p>0.03 (.00)</text:p>
          </table:table-cell>
          <table:table-cell office:value-type="string">
            <text:p>0.03 (.00)</text:p>
          </table:table-cell>
          <table:table-cell office:value-type="string">
            <text:p>--</text:p>
          </table:table-cell>
          <table:table-cell office:value-type="string">
            <text:p>0.03 (.00)</text:p>
          </table:table-cell>
        </table:table-row>
        <table:table-row table:style-name="ro1">
          <table:table-cell office:value-type="string">
            <text:p>image (C2)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0.10 (.01)</text:p>
          </table:table-cell>
          <table:table-cell office:value-type="string">
            <text:p>0.19 (.03)</text:p>
          </table:table-cell>
          <table:table-cell office:value-type="string">
            <text:p>0.17 (.03)</text:p>
          </table:table-cell>
          <table:table-cell office:value-type="string">
            <text:p>0.13 (.03)</text:p>
          </table:table-cell>
          <table:table-cell office:value-type="string">
            <text:p>0.06 (.02)</text:p>
          </table:table-cell>
          <table:table-cell office:value-type="string">
            <text:p>0.14 (.02)</text:p>
          </table:table-cell>
          <table:table-cell office:value-type="string">
            <text:p>0.11 (.02)</text:p>
          </table:table-cell>
          <table:table-cell office:value-type="string">
            <text:p>0.11 (.02)</text:p>
          </table:table-cell>
          <table:table-cell table:style-name="ce2" office:value-type="string">
            <text:p>0.05 (.01)</text:p>
          </table:table-cell>
        </table:table-row>
        <table:table-row table:style-name="ro1">
          <table:table-cell office:value-type="string">
            <text:p>segment (C7)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0.19 (.03)</text:p>
          </table:table-cell>
          <table:table-cell office:value-type="string">
            <text:p>0.24 (.03)</text:p>
          </table:table-cell>
          <table:table-cell office:value-type="string">
            <text:p>0.17 (.02)</text:p>
          </table:table-cell>
          <table:table-cell office:value-type="string">
            <text:p>0.11 (.03)</text:p>
          </table:table-cell>
          <table:table-cell table:style-name="ce2" office:value-type="string">
            <text:p>0.05 (.01)</text:p>
          </table:table-cell>
          <table:table-cell table:style-name="ce2" office:value-type="string">
            <text:p>0.05 (.01)</text:p>
          </table:table-cell>
          <table:table-cell office:value-type="string">
            <text:p>0.08 (.03)</text:p>
          </table:table-cell>
          <table:table-cell office:value-type="string">
            <text:p>--</text:p>
          </table:table-cell>
          <table:table-cell office:value-type="string">
            <text:p>0.13 (.02)</text:p>
          </table:table-cell>
        </table:table-row>
        <table:table-row table:style-name="ro1">
          <table:table-cell office:value-type="string">
            <text:p>vehicle (C4)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0.32 (.02)</text:p>
          </table:table-cell>
          <table:table-cell office:value-type="string">
            <text:p>0.33 (.03)</text:p>
          </table:table-cell>
          <table:table-cell table:style-name="ce2" office:value-type="string">
            <text:p>0.28 (.02)</text:p>
          </table:table-cell>
          <table:table-cell office:value-type="string">
            <text:p>0.34 (.03)</text:p>
          </table:table-cell>
          <table:table-cell table:style-name="ce2" office:value-type="string">
            <text:p>0.27 (.02)</text:p>
          </table:table-cell>
          <table:table-cell office:value-type="string">
            <text:p>0.39 (.05)</text:p>
          </table:table-cell>
          <table:table-cell office:value-type="string">
            <text:p>0.39 (.05)</text:p>
          </table:table-cell>
          <table:table-cell office:value-type="string">
            <text:p>--</text:p>
          </table:table-cell>
          <table:table-cell office:value-type="string">
            <text:p>0.32 (.04)</text:p>
          </table:table-cell>
        </table:table-row>
        <table:table-row table:style-name="ro1">
          <table:table-cell office:value-type="string">
            <text:p>german (C2)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style-name="ce2" office:value-type="string">
            <text:p>0.25 (.02)</text:p>
          </table:table-cell>
          <table:table-cell office:value-type="string">
            <text:p>0.29 (.01)</text:p>
          </table:table-cell>
          <table:table-cell office:value-type="string">
            <text:p>0.29 (.02)</text:p>
          </table:table-cell>
          <table:table-cell office:value-type="string">
            <text:p>0.25 (.02)</text:p>
          </table:table-cell>
          <table:table-cell table:style-name="ce2" office:value-type="string">
            <text:p>0.25 (.02)</text:p>
          </table:table-cell>
          <table:table-cell office:value-type="string">
            <text:p>0.25 (.02)</text:p>
          </table:table-cell>
          <table:table-cell office:value-type="string">
            <text:p>0.25 (.02)</text:p>
          </table:table-cell>
          <table:table-cell office:value-type="string">
            <text:p>0.25 (.02)</text:p>
          </table:table-cell>
          <table:table-cell office:value-type="string">
            <text:p>0.26 (.02)</text:p>
          </table:table-cell>
        </table:table-row>
        <table:table-row table:style-name="ro1">
          <table:table-cell office:value-type="string">
            <text:p>cpuact (R)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0.25 (.03)</text:p>
          </table:table-cell>
          <table:table-cell office:value-type="string">
            <text:p>0.33 (.12)</text:p>
          </table:table-cell>
          <table:table-cell office:value-type="string">
            <text:p>0.28 (.07)</text:p>
          </table:table-cell>
          <table:table-cell office:value-type="string">
            <text:p>0.54 (.31)</text:p>
          </table:table-cell>
          <table:table-cell table:style-name="ce2" office:value-type="string">
            <text:p>0.25 (.16)</text:p>
          </table:table-cell>
          <table:table-cell table:style-name="ce2" office:value-type="string">
            <text:p>0.23 (.06)</text:p>
          </table:table-cell>
          <table:table-cell office:value-type="string">
            <text:p>0.27 (.04)</text:p>
          </table:table-cell>
          <table:table-cell office:value-type="string">
            <text:p>0.26 (.04)</text:p>
          </table:table-cell>
          <table:table-cell office:value-type="string">
            <text:p>0.37 (.09)</text:p>
          </table:table-cell>
        </table:table-row>
        <table:table-row table:style-name="ro1">
          <table:table-cell office:value-type="string">
            <text:p>ionosphere (C2)</text:p>
          </table:table-cell>
          <table:table-cell office:value-type="float" office:value="33">
            <text:p>33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string">
            <text:p>0.07 (.00)</text:p>
          </table:table-cell>
          <table:table-cell table:style-name="ce2" office:value-type="string">
            <text:p>0.07 (.00)</text:p>
          </table:table-cell>
          <table:table-cell office:value-type="string">
            <text:p>0.08 (.01)</text:p>
          </table:table-cell>
          <table:table-cell office:value-type="string">
            <text:p>0.07 (.00)</text:p>
          </table:table-cell>
          <table:table-cell office:value-type="string">
            <text:p>0.07 (.00)</text:p>
          </table:table-cell>
          <table:table-cell office:value-type="string">
            <text:p>0.09 (.00)</text:p>
          </table:table-cell>
          <table:table-cell office:value-type="string">
            <text:p>0.07 (.00)</text:p>
          </table:table-cell>
          <table:table-cell office:value-type="string">
            <text:p>0.07 (.00)</text:p>
          </table:table-cell>
          <table:table-cell office:value-type="string">
            <text:p>0.07 (.00)</text:p>
          </table:table-cell>
        </table:table-row>
        <table:table-row table:style-name="ro1">
          <table:table-cell office:value-type="string">
            <text:p>satimage (C6)</text:p>
          </table:table-cell>
          <table:table-cell office:value-type="float" office:value="36">
            <text:p>36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string">
            <text:p>0.22 (.02)</text:p>
          </table:table-cell>
          <table:table-cell office:value-type="string">
            <text:p>0.14 (.01)</text:p>
          </table:table-cell>
          <table:table-cell table:style-name="ce2" office:value-type="string">
            <text:p>0.13 (.02)</text:p>
          </table:table-cell>
          <table:table-cell office:value-type="string">
            <text:p>0.14 (.02)</text:p>
          </table:table-cell>
          <table:table-cell table:style-name="ce2" office:value-type="string">
            <text:p>0.13 (.02)</text:p>
          </table:table-cell>
          <table:table-cell office:value-type="string">
            <text:p>0.14 (.01)</text:p>
          </table:table-cell>
          <table:table-cell office:value-type="string">
            <text:p>0.14 (.02)</text:p>
          </table:table-cell>
          <table:table-cell office:value-type="string">
            <text:p>--</text:p>
          </table:table-cell>
          <table:table-cell office:value-type="string">
            <text:p>0.16 (.02)</text:p>
          </table:table-cell>
        </table:table-row>
        <table:table-row table:style-name="ro1">
          <table:table-cell office:value-type="string">
            <text:p>spectf (C2)</text:p>
          </table:table-cell>
          <table:table-cell office:value-type="float" office:value="44">
            <text:p>44</text:p>
          </table:table-cell>
          <table:table-cell office:value-type="float" office:value="267">
            <text:p>267</text:p>
          </table:table-cell>
          <table:table-cell office:value-type="float" office:value="10">
            <text:p>10</text:p>
          </table:table-cell>
          <table:table-cell office:value-type="string">
            <text:p>0.19 (.00)</text:p>
          </table:table-cell>
          <table:table-cell office:value-type="string">
            <text:p>0.17 (.00)</text:p>
          </table:table-cell>
          <table:table-cell table:style-name="ce2" office:value-type="string">
            <text:p>0.17 (.01)</text:p>
          </table:table-cell>
          <table:table-cell office:value-type="string">
            <text:p>0.19 (.01)</text:p>
          </table:table-cell>
          <table:table-cell table:style-name="ce2" office:value-type="string">
            <text:p>0.17 (.01)</text:p>
          </table:table-cell>
          <table:table-cell office:value-type="string">
            <text:p>0.18 (.00)</text:p>
          </table:table-cell>
          <table:table-cell office:value-type="string">
            <text:p>0.18 (.00)</text:p>
          </table:table-cell>
          <table:table-cell office:value-type="string">
            <text:p>0.18 (.00)</text:p>
          </table:table-cell>
          <table:table-cell office:value-type="string">
            <text:p>0.18 (.00)</text:p>
          </table:table-cell>
        </table:table-row>
        <table:table-row table:style-name="ro1">
          <table:table-cell office:value-type="string">
            <text:p>senseval2 (C3)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style-name="ce2" office:value-type="string">
            <text:p>0.18 (.01)</text:p>
          </table:table-cell>
          <table:table-cell office:value-type="string">
            <text:p>0.18 (.01)</text:p>
          </table:table-cell>
          <table:table-cell office:value-type="string">
            <text:p>0.18 (.02)</text:p>
          </table:table-cell>
          <table:table-cell office:value-type="string">
            <text:p>0.19 (.02)</text:p>
          </table:table-cell>
          <table:table-cell table:style-name="ce2" office:value-type="string">
            <text:p>0.18 (.01)</text:p>
          </table:table-cell>
          <table:table-cell office:value-type="string">
            <text:p>0.18 (.01)</text:p>
          </table:table-cell>
          <table:table-cell table:style-name="ce2" office:value-type="string">
            <text:p>0.18 (.01)</text:p>
          </table:table-cell>
          <table:table-cell office:value-type="string">
            <text:p>--</text:p>
          </table:table-cell>
          <table:table-cell office:value-type="string">
            <text:p>0.21 (.01)</text:p>
          </table:table-cell>
        </table:table-row>
        <table:table-row table:style-name="ro1">
          <table:table-cell office:value-type="string">
            <text:p>speech (C2)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string">
            <text:p>0.01 (.00)</text:p>
          </table:table-cell>
          <table:table-cell office:value-type="string">
            <text:p>0.01 (.00)</text:p>
          </table:table-cell>
          <table:table-cell office:value-type="string">
            <text:p>0.01 (.00)</text:p>
          </table:table-cell>
          <table:table-cell office:value-type="string">
            <text:p>0.01 (.00)</text:p>
          </table:table-cell>
          <table:table-cell office:value-type="string">
            <text:p>0.01 (.00)</text:p>
          </table:table-cell>
          <table:table-cell office:value-type="string">
            <text:p>0.02 (.00)</text:p>
          </table:table-cell>
          <table:table-cell office:value-type="string">
            <text:p>0.01 (.00)</text:p>
          </table:table-cell>
          <table:table-cell table:style-name="ce2" office:value-type="string">
            <text:p>0.01 (.00)</text:p>
          </table:table-cell>
          <table:table-cell office:value-type="string">
            <text:p>0.03 (.00)</text:p>
          </table:table-cell>
        </table:table-row>
        <table:table-row table:style-name="ro1">
          <table:table-cell office:value-type="string">
            <text:p>sonar (C2)</text:p>
          </table:table-cell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string">
            <text:p>0.23 (.00)</text:p>
          </table:table-cell>
          <table:table-cell office:value-type="string">
            <text:p>0.22 (.00)</text:p>
          </table:table-cell>
          <table:table-cell table:style-name="ce2" office:value-type="string">
            <text:p>0.14 (.02)</text:p>
          </table:table-cell>
          <table:table-cell office:value-type="string">
            <text:p>0.21 (.02)</text:p>
          </table:table-cell>
          <table:table-cell office:value-type="string">
            <text:p>0.16 (.02)</text:p>
          </table:table-cell>
          <table:table-cell office:value-type="string">
            <text:p>0.18 (.00)</text:p>
          </table:table-cell>
          <table:table-cell office:value-type="string">
            <text:p>0.19 (.00)</text:p>
          </table:table-cell>
          <table:table-cell office:value-type="string">
            <text:p>0.16 (.00)</text:p>
          </table:table-cell>
          <table:table-cell office:value-type="string">
            <text:p>0.19 (.00)</text:p>
          </table:table-cell>
        </table:table-row>
        <table:table-row table:style-name="ro1">
          <table:table-cell office:value-type="string">
            <text:p>msd (R)</text:p>
          </table:table-cell>
          <table:table-cell office:value-type="float" office:value="90">
            <text:p>90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string">
            <text:p>0.95 (.06)</text:p>
          </table:table-cell>
          <table:table-cell office:value-type="string">
            <text:p>0.94 (.06)</text:p>
          </table:table-cell>
          <table:table-cell table:style-name="ce2" office:value-type="string">
            <text:p>0.92 (.06)</text:p>
          </table:table-cell>
          <table:table-cell office:value-type="string">
            <text:p>0.94 (.06)</text:p>
          </table:table-cell>
          <table:table-cell office:value-type="string">
            <text:p>0.93 (.06)</text:p>
          </table:table-cell>
          <table:table-cell office:value-type="string">
            <text:p>0.97 (.06)</text:p>
          </table:table-cell>
          <table:table-cell office:value-type="string">
            <text:p>0.94 (.06)</text:p>
          </table:table-cell>
          <table:table-cell table:style-name="ce2" office:value-type="string">
            <text:p>0.92 (.06)</text:p>
          </table:table-cell>
          <table:table-cell office:value-type="string">
            <text:p>0.96 (.06)</text:p>
          </table:table-cell>
        </table:table-row>
        <table:table-row table:style-name="ro1">
          <table:table-cell office:value-type="string">
            <text:p>musk1 (C2)</text:p>
          </table:table-cell>
          <table:table-cell office:value-type="float" office:value="166">
            <text:p>166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string">
            <text:p>0.19 (.02)</text:p>
          </table:table-cell>
          <table:table-cell office:value-type="string">
            <text:p>0.17 (.02)</text:p>
          </table:table-cell>
          <table:table-cell office:value-type="string">
            <text:p>0.14 (.02)</text:p>
          </table:table-cell>
          <table:table-cell office:value-type="string">
            <text:p>0.16 (.02)</text:p>
          </table:table-cell>
          <table:table-cell office:value-type="string">
            <text:p>0.16 (.02)</text:p>
          </table:table-cell>
          <table:table-cell office:value-type="string">
            <text:p>0.15 (.02)</text:p>
          </table:table-cell>
          <table:table-cell office:value-type="string">
            <text:p>0.18 (.02)</text:p>
          </table:table-cell>
          <table:table-cell table:style-name="ce2" office:value-type="string">
            <text:p>0.13 (.01)</text:p>
          </table:table-cell>
          <table:table-cell office:value-type="string">
            <text:p>0.19 (.03)</text:p>
          </table:table-cell>
        </table:table-row>
        <table:table-row table:style-name="ro1">
          <table:table-cell office:value-type="string">
            <text:p>musk2 (C2)</text:p>
          </table:table-cell>
          <table:table-cell office:value-type="float" office:value="166">
            <text:p>166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string">
            <text:p>0.09 (.01)</text:p>
          </table:table-cell>
          <table:table-cell office:value-type="string">
            <text:p>0.08 (.01)</text:p>
          </table:table-cell>
          <table:table-cell table:style-name="ce2" office:value-type="string">
            <text:p>0.07 (.01)</text:p>
          </table:table-cell>
          <table:table-cell office:value-type="string">
            <text:p>0.09 (.01)</text:p>
          </table:table-cell>
          <table:table-cell office:value-type="string">
            <text:p>0.08 (.01)</text:p>
          </table:table-cell>
          <table:table-cell office:value-type="string">
            <text:p>0.09 (.01)</text:p>
          </table:table-cell>
          <table:table-cell office:value-type="string">
            <text:p>0.09 (.02)</text:p>
          </table:table-cell>
          <table:table-cell office:value-type="string">
            <text:p>0.07 (.01)</text:p>
          </table:table-cell>
          <table:table-cell office:value-type="string">
            <text:p>0.09 (.01)</text:p>
          </table:table-cell>
        </table:table-row>
        <table:table-row table:style-name="ro1">
          <table:table-cell office:value-type="string">
            <text:p>ctslices (R)</text:p>
          </table:table-cell>
          <table:table-cell office:value-type="float" office:value="379">
            <text:p>379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string">
            <text:p>0.79 (.07)</text:p>
          </table:table-cell>
          <table:table-cell table:number-columns-repeated="2" office:value-type="string">
            <text:p>--</text:p>
          </table:table-cell>
          <table:table-cell office:value-type="string">
            <text:p>0.64 (.05)</text:p>
          </table:table-cell>
          <table:table-cell office:value-type="string">
            <text:p>0.60 (.07)</text:p>
          </table:table-cell>
          <table:table-cell office:value-type="string">
            <text:p>0.45 (.04)</text:p>
          </table:table-cell>
          <table:table-cell office:value-type="string">
            <text:p>0.46 (.02)</text:p>
          </table:table-cell>
          <table:table-cell table:style-name="ce2" office:value-type="string">
            <text:p>0.41 (.03)</text:p>
          </table:table-cell>
          <table:table-cell office:value-type="string">
            <text:p>0.56 (.05)</text:p>
          </table:table-cell>
        </table:table-row>
        <table:table-row table:style-name="ro1">
          <table:table-cell office:value-type="string">
            <text:p>isolet (C26)</text:p>
          </table:table-cell>
          <table:table-cell office:value-type="float" office:value="617">
            <text:p>617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string">
            <text:p>0.54 (.03)</text:p>
          </table:table-cell>
          <table:table-cell table:number-columns-repeated="2" office:value-type="string">
            <text:p>--</text:p>
          </table:table-cell>
          <table:table-cell office:value-type="string">
            <text:p>0.36 (.04)</text:p>
          </table:table-cell>
          <table:table-cell table:style-name="ce2" office:value-type="string">
            <text:p>0.27 (.03)</text:p>
          </table:table-cell>
          <table:table-cell office:value-type="string">
            <text:p>0.30 (.03)</text:p>
          </table:table-cell>
          <table:table-cell office:value-type="string">
            <text:p>0.30 (.03)</text:p>
          </table:table-cell>
          <table:table-cell office:value-type="string">
            <text:p>--</text:p>
          </table:table-cell>
          <table:table-cell office:value-type="string">
            <text:p>0.49 (.03)</text:p>
          </table:table-cell>
        </table:table-row>
        <table:table-row table:style-name="ro1">
          <table:table-cell office:value-type="string">
            <text:p>Wins</text:p>
          </table:table-cell>
          <table:table-cell table:number-columns-repeated="3"/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office:value-type="float" office:value="137">
            <text:p>137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Tops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vc_svr_er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ataset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  <table:table-cell table:number-columns-repeated="9"/>
        </table:table-row>
        <table:table-row table:style-name="ro1">
          <table:table-cell office:value-type="string">
            <text:p>abalone (R)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bcancer (C2)</text:p>
          </table:table-cell>
          <table:table-cell office:value-type="float" office:value="9">
            <text:p>9</text:p>
          </table:table-cell>
          <table:table-cell office:value-type="float" office:value="277">
            <text:p>277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cpuact (R)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ctslices (R)</text:p>
          </table:table-cell>
          <table:table-cell office:value-type="float" office:value="379">
            <text:p>379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german (C2)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glass (C6)</text:p>
          </table:table-cell>
          <table:table-cell office:value-type="float" office:value="9">
            <text:p>9</text:p>
          </table:table-cell>
          <table:table-cell office:value-type="float" office:value="214">
            <text:p>214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housing (R)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image (C2)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ionosphere (C2)</text:p>
          </table:table-cell>
          <table:table-cell office:value-type="float" office:value="33">
            <text:p>33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isolet (C26)</text:p>
          </table:table-cell>
          <table:table-cell office:value-type="float" office:value="617">
            <text:p>617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msd (R)</text:p>
          </table:table-cell>
          <table:table-cell office:value-type="float" office:value="90">
            <text:p>90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musk1 (C2)</text:p>
          </table:table-cell>
          <table:table-cell office:value-type="float" office:value="166">
            <text:p>166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musk2 (C2)</text:p>
          </table:table-cell>
          <table:table-cell office:value-type="float" office:value="166">
            <text:p>166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satimage (C6)</text:p>
          </table:table-cell>
          <table:table-cell office:value-type="float" office:value="36">
            <text:p>36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segment (C7)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senseval2 (C3)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sonar (C2)</text:p>
          </table:table-cell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spectf (C2)</text:p>
          </table:table-cell>
          <table:table-cell office:value-type="float" office:value="44">
            <text:p>44</text:p>
          </table:table-cell>
          <table:table-cell office:value-type="float" office:value="267">
            <text:p>267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speech (C2)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vehicle (C4)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vowel (C11)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wine (C3)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 table:number-rows-repeated="104852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knn_gauss" table:style-name="ta1">
        <table:table-column table:style-name="co7" table:default-cell-style-name="Default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6" table:number-columns-repeated="7" table:default-cell-style-name="Default"/>
        <table:table-row table:style-name="ro2">
          <table:table-cell office:value-type="string">
            <text:p>Dataset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  <table:table-cell office:value-type="string">
            <text:p>PC</text:p>
          </table:table-cell>
          <table:table-cell office:value-type="string">
            <text:p>F-HSIC</text:p>
          </table:table-cell>
          <table:table-cell office:value-type="string">
            <text:p>F-LSMI</text:p>
          </table:table-cell>
          <table:table-cell office:value-type="string">
            <text:p>L_1-HSIC</text:p>
          </table:table-cell>
          <table:table-cell office:value-type="string">
            <text:p>L_1-LSMI</text:p>
          </table:table-cell>
          <table:table-cell office:value-type="string">
            <text:p>mRMR</text:p>
          </table:table-cell>
          <table:table-cell office:value-type="string">
            <text:p>QPFS</text:p>
          </table:table-cell>
          <table:table-cell office:value-type="string">
            <text:p>Lasso</text:p>
          </table:table-cell>
          <table:table-cell office:value-type="string">
            <text:p>Relief</text:p>
          </table:table-cell>
        </table:table-row>
        <table:table-row table:style-name="ro2">
          <table:table-cell office:value-type="string">
            <text:p>abalone (R)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0.71 (.04)</text:p>
          </table:table-cell>
          <table:table-cell office:value-type="string">
            <text:p>0.72 (.04)</text:p>
          </table:table-cell>
          <table:table-cell office:value-type="string">
            <text:p>0.69 (.04)</text:p>
          </table:table-cell>
          <table:table-cell office:value-type="string">
            <text:p>0.72 (.04)</text:p>
          </table:table-cell>
          <table:table-cell office:value-type="string">
            <text:p>0.69 (.04)</text:p>
          </table:table-cell>
          <table:table-cell office:value-type="string">
            <text:p>0.71 (.05)</text:p>
          </table:table-cell>
          <table:table-cell office:value-type="string">
            <text:p>0.73 (.04)</text:p>
          </table:table-cell>
          <table:table-cell office:value-type="string">
            <text:p>0.68 (.04)</text:p>
          </table:table-cell>
          <table:table-cell table:style-name="ce2" office:value-type="string">
            <text:p>0.68 (.04)</text:p>
          </table:table-cell>
        </table:table-row>
        <table:table-row table:style-name="ro2">
          <table:table-cell office:value-type="string">
            <text:p>bcancer (C2)</text:p>
          </table:table-cell>
          <table:table-cell office:value-type="float" office:value="9">
            <text:p>9</text:p>
          </table:table-cell>
          <table:table-cell office:value-type="float" office:value="277">
            <text:p>277</text:p>
          </table:table-cell>
          <table:table-cell office:value-type="float" office:value="4">
            <text:p>4</text:p>
          </table:table-cell>
          <table:table-cell office:value-type="string">
            <text:p>0.25 (.01)</text:p>
          </table:table-cell>
          <table:table-cell office:value-type="string">
            <text:p>0.25 (.01)</text:p>
          </table:table-cell>
          <table:table-cell office:value-type="string">
            <text:p>0.25 (.01)</text:p>
          </table:table-cell>
          <table:table-cell table:style-name="ce2" office:value-type="string">
            <text:p>0.24 (.01)</text:p>
          </table:table-cell>
          <table:table-cell table:style-name="ce2" office:value-type="string">
            <text:p>0.24 (.01)</text:p>
          </table:table-cell>
          <table:table-cell office:value-type="string">
            <text:p>0.25 (.01)</text:p>
          </table:table-cell>
          <table:table-cell office:value-type="string">
            <text:p>0.25 (.01)</text:p>
          </table:table-cell>
          <table:table-cell office:value-type="string">
            <text:p>0.25 (.01)</text:p>
          </table:table-cell>
          <table:table-cell office:value-type="string">
            <text:p>0.26 (.01)</text:p>
          </table:table-cell>
        </table:table-row>
        <table:table-row table:style-name="ro2">
          <table:table-cell office:value-type="string">
            <text:p>glass (C6)</text:p>
          </table:table-cell>
          <table:table-cell office:value-type="float" office:value="9">
            <text:p>9</text:p>
          </table:table-cell>
          <table:table-cell office:value-type="float" office:value="214">
            <text:p>214</text:p>
          </table:table-cell>
          <table:table-cell office:value-type="float" office:value="4">
            <text:p>4</text:p>
          </table:table-cell>
          <table:table-cell office:value-type="string">
            <text:p>0.31 (.01)</text:p>
          </table:table-cell>
          <table:table-cell table:style-name="ce2" office:value-type="string">
            <text:p>0.30 (.01)</text:p>
          </table:table-cell>
          <table:table-cell office:value-type="string">
            <text:p>0.33 (.02)</text:p>
          </table:table-cell>
          <table:table-cell table:style-name="ce2" office:value-type="string">
            <text:p>0.31 (.03)</text:p>
          </table:table-cell>
          <table:table-cell office:value-type="string">
            <text:p>0.31 (.02)</text:p>
          </table:table-cell>
          <table:table-cell office:value-type="string">
            <text:p>0.31 (.02)</text:p>
          </table:table-cell>
          <table:table-cell office:value-type="string">
            <text:p>0.31 (.01)</text:p>
          </table:table-cell>
          <table:table-cell office:value-type="string">
            <text:p>--</text:p>
          </table:table-cell>
          <table:table-cell office:value-type="string">
            <text:p>0.33 (.01)</text:p>
          </table:table-cell>
        </table:table-row>
        <table:table-row table:style-name="ro2">
          <table:table-cell office:value-type="string">
            <text:p>housing (R)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3.80 (.18)</text:p>
          </table:table-cell>
          <table:table-cell office:value-type="string">
            <text:p>3.96 (.20)</text:p>
          </table:table-cell>
          <table:table-cell office:value-type="string">
            <text:p>4.08 (.25)</text:p>
          </table:table-cell>
          <table:table-cell office:value-type="string">
            <text:p>3.69 (.18)</text:p>
          </table:table-cell>
          <table:table-cell table:style-name="ce2" office:value-type="string">
            <text:p>3.65 (.19)</text:p>
          </table:table-cell>
          <table:table-cell office:value-type="string">
            <text:p>3.77 (.23)</text:p>
          </table:table-cell>
          <table:table-cell office:value-type="string">
            <text:p>4.02 (.21)</text:p>
          </table:table-cell>
          <table:table-cell office:value-type="string">
            <text:p>4.03 (.30)</text:p>
          </table:table-cell>
          <table:table-cell office:value-type="string">
            <text:p>4.04 (.22)</text:p>
          </table:table-cell>
        </table:table-row>
        <table:table-row table:style-name="ro2">
          <table:table-cell office:value-type="string">
            <text:p>vowel (C11)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style-name="ce2" office:value-type="string">
            <text:p>0.21 (.02)</text:p>
          </table:table-cell>
          <table:table-cell office:value-type="string">
            <text:p>0.24 (.02)</text:p>
          </table:table-cell>
          <table:table-cell office:value-type="string">
            <text:p>0.25 (.03)</text:p>
          </table:table-cell>
          <table:table-cell office:value-type="string">
            <text:p>0.21 (.02)</text:p>
          </table:table-cell>
          <table:table-cell office:value-type="string">
            <text:p>0.21 (.02)</text:p>
          </table:table-cell>
          <table:table-cell table:style-name="ce2" office:value-type="string">
            <text:p>0.21 (.02)</text:p>
          </table:table-cell>
          <table:table-cell office:value-type="string">
            <text:p>0.21 (.02)</text:p>
          </table:table-cell>
          <table:table-cell office:value-type="string">
            <text:p>--</text:p>
          </table:table-cell>
          <table:table-cell office:value-type="string">
            <text:p>0.21 (.02)</text:p>
          </table:table-cell>
        </table:table-row>
        <table:table-row table:style-name="ro2">
          <table:table-cell office:value-type="string">
            <text:p>wine (C3)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string">
            <text:p>0.04 (.01)</text:p>
          </table:table-cell>
          <table:table-cell office:value-type="string">
            <text:p>0.04 (.00)</text:p>
          </table:table-cell>
          <table:table-cell table:style-name="ce2" office:value-type="string">
            <text:p>0.03 (.01)</text:p>
          </table:table-cell>
          <table:table-cell office:value-type="string">
            <text:p>0.03 (.01)</text:p>
          </table:table-cell>
          <table:table-cell table:style-name="ce2" office:value-type="string">
            <text:p>0.03 (.01)</text:p>
          </table:table-cell>
          <table:table-cell office:value-type="string">
            <text:p>0.04 (.01)</text:p>
          </table:table-cell>
          <table:table-cell office:value-type="string">
            <text:p>0.03 (.00)</text:p>
          </table:table-cell>
          <table:table-cell office:value-type="string">
            <text:p>--</text:p>
          </table:table-cell>
          <table:table-cell office:value-type="string">
            <text:p>0.04 (.00)</text:p>
          </table:table-cell>
        </table:table-row>
        <table:table-row table:style-name="ro2">
          <table:table-cell office:value-type="string">
            <text:p>image (C2)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0.11 (.02)</text:p>
          </table:table-cell>
          <table:table-cell office:value-type="string">
            <text:p>0.20 (.03)</text:p>
          </table:table-cell>
          <table:table-cell office:value-type="string">
            <text:p>0.17 (.03)</text:p>
          </table:table-cell>
          <table:table-cell office:value-type="string">
            <text:p>0.15 (.04)</text:p>
          </table:table-cell>
          <table:table-cell table:style-name="ce2" office:value-type="string">
            <text:p>0.07 (.02)</text:p>
          </table:table-cell>
          <table:table-cell office:value-type="string">
            <text:p>0.14 (.02)</text:p>
          </table:table-cell>
          <table:table-cell office:value-type="string">
            <text:p>0.12 (.02)</text:p>
          </table:table-cell>
          <table:table-cell office:value-type="string">
            <text:p>0.12 (.02)</text:p>
          </table:table-cell>
          <table:table-cell table:style-name="ce2" office:value-type="string">
            <text:p>0.07 (.01)</text:p>
          </table:table-cell>
        </table:table-row>
        <table:table-row table:style-name="ro2">
          <table:table-cell office:value-type="string">
            <text:p>segment (C7)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0.22 (.02)</text:p>
          </table:table-cell>
          <table:table-cell office:value-type="string">
            <text:p>0.27 (.03)</text:p>
          </table:table-cell>
          <table:table-cell office:value-type="string">
            <text:p>0.18 (.03)</text:p>
          </table:table-cell>
          <table:table-cell office:value-type="string">
            <text:p>0.13 (.04)</text:p>
          </table:table-cell>
          <table:table-cell table:style-name="ce2" office:value-type="string">
            <text:p>0.08 (.02)</text:p>
          </table:table-cell>
          <table:table-cell table:style-name="ce2" office:value-type="string">
            <text:p>0.07 (.01)</text:p>
          </table:table-cell>
          <table:table-cell office:value-type="string">
            <text:p>0.10 (.04)</text:p>
          </table:table-cell>
          <table:table-cell office:value-type="string">
            <text:p>--</text:p>
          </table:table-cell>
          <table:table-cell office:value-type="string">
            <text:p>0.17 (.03)</text:p>
          </table:table-cell>
        </table:table-row>
        <table:table-row table:style-name="ro2">
          <table:table-cell office:value-type="string">
            <text:p>vehicle (C4)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0.37 (.02)</text:p>
          </table:table-cell>
          <table:table-cell office:value-type="string">
            <text:p>0.38 (.04)</text:p>
          </table:table-cell>
          <table:table-cell office:value-type="string">
            <text:p>0.32 (.02)</text:p>
          </table:table-cell>
          <table:table-cell office:value-type="string">
            <text:p>0.41 (.04)</text:p>
          </table:table-cell>
          <table:table-cell table:style-name="ce2" office:value-type="string">
            <text:p>0.31 (.02)</text:p>
          </table:table-cell>
          <table:table-cell office:value-type="string">
            <text:p>0.44 (.04)</text:p>
          </table:table-cell>
          <table:table-cell office:value-type="string">
            <text:p>0.44 (.04)</text:p>
          </table:table-cell>
          <table:table-cell office:value-type="string">
            <text:p>--</text:p>
          </table:table-cell>
          <table:table-cell office:value-type="string">
            <text:p>0.40 (.03)</text:p>
          </table:table-cell>
        </table:table-row>
        <table:table-row table:style-name="ro2">
          <table:table-cell office:value-type="string">
            <text:p>german (C2)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0.26 (.02)</text:p>
          </table:table-cell>
          <table:table-cell office:value-type="string">
            <text:p>0.29 (.01)</text:p>
          </table:table-cell>
          <table:table-cell office:value-type="string">
            <text:p>0.29 (.01)</text:p>
          </table:table-cell>
          <table:table-cell office:value-type="string">
            <text:p>0.26 (.02)</text:p>
          </table:table-cell>
          <table:table-cell table:style-name="ce2" office:value-type="string">
            <text:p>0.25 (.02)</text:p>
          </table:table-cell>
          <table:table-cell office:value-type="string">
            <text:p>0.26 (.02)</text:p>
          </table:table-cell>
          <table:table-cell office:value-type="string">
            <text:p>0.26 (.02)</text:p>
          </table:table-cell>
          <table:table-cell office:value-type="string">
            <text:p>0.26 (.02)</text:p>
          </table:table-cell>
          <table:table-cell office:value-type="string">
            <text:p>0.27 (.02)</text:p>
          </table:table-cell>
        </table:table-row>
        <table:table-row table:style-name="ro2">
          <table:table-cell office:value-type="string">
            <text:p>cpuact (R)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0.26 (.04)</text:p>
          </table:table-cell>
          <table:table-cell office:value-type="string">
            <text:p>0.32 (.11)</text:p>
          </table:table-cell>
          <table:table-cell office:value-type="string">
            <text:p>0.28 (.05)</text:p>
          </table:table-cell>
          <table:table-cell office:value-type="string">
            <text:p>0.52 (.29)</text:p>
          </table:table-cell>
          <table:table-cell table:style-name="ce2" office:value-type="string">
            <text:p>0.24 (.15)</text:p>
          </table:table-cell>
          <table:table-cell table:style-name="ce2" office:value-type="string">
            <text:p>0.23 (.05)</text:p>
          </table:table-cell>
          <table:table-cell office:value-type="string">
            <text:p>0.27 (.04)</text:p>
          </table:table-cell>
          <table:table-cell office:value-type="string">
            <text:p>0.26 (.04)</text:p>
          </table:table-cell>
          <table:table-cell office:value-type="string">
            <text:p>0.37 (.09)</text:p>
          </table:table-cell>
        </table:table-row>
        <table:table-row table:style-name="ro2">
          <table:table-cell office:value-type="string">
            <text:p>ionosphere (C2)</text:p>
          </table:table-cell>
          <table:table-cell office:value-type="float" office:value="33">
            <text:p>33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string">
            <text:p>0.10 (.01)</text:p>
          </table:table-cell>
          <table:table-cell table:style-name="ce2" office:value-type="string">
            <text:p>0.08 (.01)</text:p>
          </table:table-cell>
          <table:table-cell office:value-type="string">
            <text:p>0.09 (.01)</text:p>
          </table:table-cell>
          <table:table-cell office:value-type="string">
            <text:p>0.09 (.01)</text:p>
          </table:table-cell>
          <table:table-cell office:value-type="string">
            <text:p>0.09 (.01)</text:p>
          </table:table-cell>
          <table:table-cell office:value-type="string">
            <text:p>0.11 (.00)</text:p>
          </table:table-cell>
          <table:table-cell office:value-type="string">
            <text:p>0.09 (.01)</text:p>
          </table:table-cell>
          <table:table-cell office:value-type="string">
            <text:p>0.10 (.01)</text:p>
          </table:table-cell>
          <table:table-cell office:value-type="string">
            <text:p>0.10 (.01)</text:p>
          </table:table-cell>
        </table:table-row>
        <table:table-row table:style-name="ro2">
          <table:table-cell office:value-type="string">
            <text:p>satimage (C6)</text:p>
          </table:table-cell>
          <table:table-cell office:value-type="float" office:value="36">
            <text:p>36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string">
            <text:p>0.29 (.04)</text:p>
          </table:table-cell>
          <table:table-cell office:value-type="string">
            <text:p>0.15 (.02)</text:p>
          </table:table-cell>
          <table:table-cell table:style-name="ce2" office:value-type="string">
            <text:p>0.14 (.01)</text:p>
          </table:table-cell>
          <table:table-cell office:value-type="string">
            <text:p>0.16 (.02)</text:p>
          </table:table-cell>
          <table:table-cell table:style-name="ce2" office:value-type="string">
            <text:p>0.14 (.02)</text:p>
          </table:table-cell>
          <table:table-cell office:value-type="string">
            <text:p>0.15 (.02)</text:p>
          </table:table-cell>
          <table:table-cell office:value-type="string">
            <text:p>0.16 (.02)</text:p>
          </table:table-cell>
          <table:table-cell office:value-type="string">
            <text:p>--</text:p>
          </table:table-cell>
          <table:table-cell office:value-type="string">
            <text:p>0.19 (.02)</text:p>
          </table:table-cell>
        </table:table-row>
        <table:table-row table:style-name="ro2">
          <table:table-cell office:value-type="string">
            <text:p>spectf (C2)</text:p>
          </table:table-cell>
          <table:table-cell office:value-type="float" office:value="44">
            <text:p>44</text:p>
          </table:table-cell>
          <table:table-cell office:value-type="float" office:value="267">
            <text:p>267</text:p>
          </table:table-cell>
          <table:table-cell office:value-type="float" office:value="10">
            <text:p>10</text:p>
          </table:table-cell>
          <table:table-cell office:value-type="string">
            <text:p>0.19 (.01)</text:p>
          </table:table-cell>
          <table:table-cell office:value-type="string">
            <text:p>0.19 (.01)</text:p>
          </table:table-cell>
          <table:table-cell office:value-type="string">
            <text:p>0.18 (.01)</text:p>
          </table:table-cell>
          <table:table-cell office:value-type="string">
            <text:p>0.20 (.02)</text:p>
          </table:table-cell>
          <table:table-cell office:value-type="string">
            <text:p>0.18 (.01)</text:p>
          </table:table-cell>
          <table:table-cell table:style-name="ce2" office:value-type="string">
            <text:p>0.18 (.01)</text:p>
          </table:table-cell>
          <table:table-cell table:style-name="ce2" office:value-type="string">
            <text:p>0.18 (.01)</text:p>
          </table:table-cell>
          <table:table-cell office:value-type="string">
            <text:p>0.18 (.01)</text:p>
          </table:table-cell>
          <table:table-cell office:value-type="string">
            <text:p>0.19 (.01)</text:p>
          </table:table-cell>
        </table:table-row>
        <table:table-row table:style-name="ro2">
          <table:table-cell office:value-type="string">
            <text:p>senseval2 (C3)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style-name="ce2" office:value-type="string">
            <text:p>0.20 (.02)</text:p>
          </table:table-cell>
          <table:table-cell table:style-name="ce2" office:value-type="string">
            <text:p>0.20 (.02)</text:p>
          </table:table-cell>
          <table:table-cell table:style-name="ce2" office:value-type="string">
            <text:p>0.20 (.02)</text:p>
          </table:table-cell>
          <table:table-cell office:value-type="string">
            <text:p>0.21 (.02)</text:p>
          </table:table-cell>
          <table:table-cell table:style-name="ce2" office:value-type="string">
            <text:p>0.20 (.02)</text:p>
          </table:table-cell>
          <table:table-cell office:value-type="string">
            <text:p>0.21 (.02)</text:p>
          </table:table-cell>
          <table:table-cell table:style-name="ce2" office:value-type="string">
            <text:p>0.20 (.02)</text:p>
          </table:table-cell>
          <table:table-cell office:value-type="string">
            <text:p>--</text:p>
          </table:table-cell>
          <table:table-cell office:value-type="string">
            <text:p>0.23 (.02)</text:p>
          </table:table-cell>
        </table:table-row>
        <table:table-row table:style-name="ro2">
          <table:table-cell office:value-type="string">
            <text:p>speech (C2)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string">
            <text:p>0.01 (.00)</text:p>
          </table:table-cell>
          <table:table-cell office:value-type="string">
            <text:p>0.01 (.00)</text:p>
          </table:table-cell>
          <table:table-cell office:value-type="string">
            <text:p>0.01 (.00)</text:p>
          </table:table-cell>
          <table:table-cell office:value-type="string">
            <text:p>0.01 (.00)</text:p>
          </table:table-cell>
          <table:table-cell office:value-type="string">
            <text:p>0.01 (.00)</text:p>
          </table:table-cell>
          <table:table-cell office:value-type="string">
            <text:p>0.01 (.00)</text:p>
          </table:table-cell>
          <table:table-cell office:value-type="string">
            <text:p>0.01 (.00)</text:p>
          </table:table-cell>
          <table:table-cell table:style-name="ce2" office:value-type="string">
            <text:p>0.01 (.00)</text:p>
          </table:table-cell>
          <table:table-cell office:value-type="string">
            <text:p>0.02 (.00)</text:p>
          </table:table-cell>
        </table:table-row>
        <table:table-row table:style-name="ro2">
          <table:table-cell office:value-type="string">
            <text:p>sonar (C2)</text:p>
          </table:table-cell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string">
            <text:p>0.24 (.01)</text:p>
          </table:table-cell>
          <table:table-cell office:value-type="string">
            <text:p>0.20 (.01)</text:p>
          </table:table-cell>
          <table:table-cell table:style-name="ce2" office:value-type="string">
            <text:p>0.15 (.02)</text:p>
          </table:table-cell>
          <table:table-cell office:value-type="string">
            <text:p>0.22 (.02)</text:p>
          </table:table-cell>
          <table:table-cell office:value-type="string">
            <text:p>0.16 (.02)</text:p>
          </table:table-cell>
          <table:table-cell office:value-type="string">
            <text:p>0.18 (.01)</text:p>
          </table:table-cell>
          <table:table-cell office:value-type="string">
            <text:p>0.20 (.01)</text:p>
          </table:table-cell>
          <table:table-cell office:value-type="string">
            <text:p>0.17 (.01)</text:p>
          </table:table-cell>
          <table:table-cell office:value-type="string">
            <text:p>0.20 (.01)</text:p>
          </table:table-cell>
        </table:table-row>
        <table:table-row table:style-name="ro2">
          <table:table-cell office:value-type="string">
            <text:p>msd (R)</text:p>
          </table:table-cell>
          <table:table-cell office:value-type="float" office:value="90">
            <text:p>90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string">
            <text:p>0.92 (.05)</text:p>
          </table:table-cell>
          <table:table-cell office:value-type="string">
            <text:p>0.91 (.05)</text:p>
          </table:table-cell>
          <table:table-cell table:style-name="ce2" office:value-type="string">
            <text:p>0.89 (.06)</text:p>
          </table:table-cell>
          <table:table-cell office:value-type="string">
            <text:p>0.91 (.05)</text:p>
          </table:table-cell>
          <table:table-cell office:value-type="string">
            <text:p>0.92 (.05)</text:p>
          </table:table-cell>
          <table:table-cell office:value-type="string">
            <text:p>0.95 (.06)</text:p>
          </table:table-cell>
          <table:table-cell office:value-type="string">
            <text:p>0.91 (.05)</text:p>
          </table:table-cell>
          <table:table-cell table:style-name="ce2" office:value-type="string">
            <text:p>0.89 (.06)</text:p>
          </table:table-cell>
          <table:table-cell office:value-type="string">
            <text:p>0.94 (.05)</text:p>
          </table:table-cell>
        </table:table-row>
        <table:table-row table:style-name="ro2">
          <table:table-cell office:value-type="string">
            <text:p>musk1 (C2)</text:p>
          </table:table-cell>
          <table:table-cell office:value-type="float" office:value="166">
            <text:p>166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string">
            <text:p>0.21 (.02)</text:p>
          </table:table-cell>
          <table:table-cell office:value-type="string">
            <text:p>0.19 (.02)</text:p>
          </table:table-cell>
          <table:table-cell office:value-type="string">
            <text:p>0.16 (.02)</text:p>
          </table:table-cell>
          <table:table-cell office:value-type="string">
            <text:p>0.19 (.02)</text:p>
          </table:table-cell>
          <table:table-cell office:value-type="string">
            <text:p>0.18 (.02)</text:p>
          </table:table-cell>
          <table:table-cell office:value-type="string">
            <text:p>0.17 (.02)</text:p>
          </table:table-cell>
          <table:table-cell office:value-type="string">
            <text:p>0.19 (.02)</text:p>
          </table:table-cell>
          <table:table-cell table:style-name="ce2" office:value-type="string">
            <text:p>0.15 (.02)</text:p>
          </table:table-cell>
          <table:table-cell office:value-type="string">
            <text:p>0.22 (.02)</text:p>
          </table:table-cell>
        </table:table-row>
        <table:table-row table:style-name="ro2">
          <table:table-cell office:value-type="string">
            <text:p>musk2 (C2)</text:p>
          </table:table-cell>
          <table:table-cell office:value-type="float" office:value="166">
            <text:p>166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string">
            <text:p>0.10 (.01)</text:p>
          </table:table-cell>
          <table:table-cell office:value-type="string">
            <text:p>0.09 (.01)</text:p>
          </table:table-cell>
          <table:table-cell table:style-name="ce2" office:value-type="string">
            <text:p>0.08 (.01)</text:p>
          </table:table-cell>
          <table:table-cell office:value-type="string">
            <text:p>0.09 (.01)</text:p>
          </table:table-cell>
          <table:table-cell office:value-type="string">
            <text:p>0.09 (.01)</text:p>
          </table:table-cell>
          <table:table-cell office:value-type="string">
            <text:p>0.10 (.01)</text:p>
          </table:table-cell>
          <table:table-cell office:value-type="string">
            <text:p>0.10 (.01)</text:p>
          </table:table-cell>
          <table:table-cell office:value-type="string">
            <text:p>0.09 (.01)</text:p>
          </table:table-cell>
          <table:table-cell office:value-type="string">
            <text:p>0.09 (.02)</text:p>
          </table:table-cell>
        </table:table-row>
        <table:table-row table:style-name="ro2">
          <table:table-cell office:value-type="string">
            <text:p>ctslices (R)</text:p>
          </table:table-cell>
          <table:table-cell office:value-type="float" office:value="379">
            <text:p>379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string">
            <text:p>0.77 (.05)</text:p>
          </table:table-cell>
          <table:table-cell table:number-columns-repeated="2" office:value-type="string">
            <text:p>--</text:p>
          </table:table-cell>
          <table:table-cell office:value-type="string">
            <text:p>0.63 (.05)</text:p>
          </table:table-cell>
          <table:table-cell office:value-type="string">
            <text:p>0.59 (.06)</text:p>
          </table:table-cell>
          <table:table-cell office:value-type="string">
            <text:p>0.45 (.04)</text:p>
          </table:table-cell>
          <table:table-cell office:value-type="string">
            <text:p>0.45 (.03)</text:p>
          </table:table-cell>
          <table:table-cell table:style-name="ce2" office:value-type="string">
            <text:p>0.40 (.03)</text:p>
          </table:table-cell>
          <table:table-cell office:value-type="string">
            <text:p>0.55 (.04)</text:p>
          </table:table-cell>
        </table:table-row>
        <table:table-row table:style-name="ro2">
          <table:table-cell office:value-type="string">
            <text:p>isolet (C26)</text:p>
          </table:table-cell>
          <table:table-cell office:value-type="float" office:value="617">
            <text:p>617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string">
            <text:p>0.61 (.04)</text:p>
          </table:table-cell>
          <table:table-cell table:number-columns-repeated="2" office:value-type="string">
            <text:p>--</text:p>
          </table:table-cell>
          <table:table-cell office:value-type="string">
            <text:p>0.41 (.04)</text:p>
          </table:table-cell>
          <table:table-cell table:style-name="ce2" office:value-type="string">
            <text:p>0.32 (.03)</text:p>
          </table:table-cell>
          <table:table-cell office:value-type="string">
            <text:p>0.36 (.02)</text:p>
          </table:table-cell>
          <table:table-cell office:value-type="string">
            <text:p>0.38 (.03)</text:p>
          </table:table-cell>
          <table:table-cell office:value-type="string">
            <text:p>--</text:p>
          </table:table-cell>
          <table:table-cell office:value-type="string">
            <text:p>0.55 (.03)</text:p>
          </table:table-cell>
        </table:table-row>
        <table:table-row table:style-name="ro1">
          <table:table-cell office:value-type="string">
            <text:p>Wins</text:p>
          </table:table-cell>
          <table:table-cell table:style-name="Default" table:number-columns-repeated="3"/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Tops</text:p>
          </table:table-cell>
          <table:table-cell table:style-name="Default"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nn_gaussreg_err</text:p>
          </table:table-cell>
          <table:table-cell table:style-name="Default" table:number-columns-repeated="3"/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2:Sheet1.M23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dc:date>2013-03-10T20:28:52</dc:date>
    <dc:creator>nuke </dc:creator>
    <meta:editing-duration>PT1H52M36S</meta:editing-duration>
    <meta:editing-cycles>24</meta:editing-cycles>
    <meta:document-statistic meta:table-count="2" meta:cell-count="732" meta:object-count="0"/>
  </office:meta>
</office:document-meta>
</file>